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E1000000E1D4E0FD3F01F7E44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ttendands_3a_" style:display-name="Attendands:" style:family="table">
      <style:table-properties style:width="5.099cm" style:rel-width="30%" table:align="right" style:may-break-between-rows="false"/>
    </style:style>
    <style:style style:name="Attendands_3a_.A" style:display-name="Attendands:.A" style:family="table-column">
      <style:table-column-properties style:column-width="5.099cm" style:rel-column-width="2891*"/>
    </style:style>
    <style:style style:name="Attendands_3a_.A1" style:display-name="Attendands:.A1" style:family="table-cell">
      <style:table-cell-properties fo:padding="0cm" fo:border="none"/>
    </style:style>
    <style:style style:name="Table1" style:family="table">
      <style:table-properties style:width="14.711cm" fo:margin-left="1.254cm" table:align="left"/>
    </style:style>
    <style:style style:name="Table1.A" style:family="table-column">
      <style:table-column-properties style:column-width="2.09cm"/>
    </style:style>
    <style:style style:name="Table1.B" style:family="table-column">
      <style:table-column-properties style:column-width="12.621cm"/>
    </style:style>
    <style:style style:name="Table1.A1" style:family="table-cell">
      <style:table-cell-properties fo:padding="0.097cm" fo:border="none"/>
    </style:style>
    <style:style style:name="P1" style:family="paragraph" style:parent-style-name="Header">
      <style:paragraph-properties fo:text-align="start" style:justify-single-word="false">
        <style:tab-stops>
          <style:tab-stop style:position="12.7cm" style:type="center"/>
          <style:tab-stop style:position="17cm" style:type="right"/>
        </style:tab-stops>
      </style:paragraph-properties>
      <style:text-properties officeooo:paragraph-rsid="002afa5a"/>
    </style:style>
    <style:style style:name="P2" style:family="paragraph" style:parent-style-name="Table_20_Heading">
      <style:paragraph-properties style:line-height-at-least="0.025cm" fo:text-align="start" style:justify-single-word="false"/>
      <style:text-properties officeooo:paragraph-rsid="002afa5a"/>
    </style:style>
    <style:style style:name="P3" style:family="paragraph" style:parent-style-name="Table_20_Heading">
      <style:paragraph-properties style:line-height-at-least="0.025cm" fo:text-align="start" style:justify-single-word="false"/>
      <style:text-properties style:font-name="Liberation Mono" fo:font-size="9pt" officeooo:paragraph-rsid="002afa5a" style:font-name-asian="Courier New1" style:font-size-asian="9pt" style:font-name-complex="Liberation Mono1" style:font-size-complex="9pt"/>
    </style:style>
    <style:style style:name="P4" style:family="paragraph" style:parent-style-name="Table_20_Heading">
      <style:paragraph-properties style:line-height-at-least="0.025cm" fo:text-align="start" style:justify-single-word="false"/>
      <style:text-properties style:font-name="Liberation Mono" fo:font-size="9pt" fo:font-weight="normal" officeooo:paragraph-rsid="002afa5a" style:font-name-asian="Courier New1" style:font-size-asian="9pt" style:font-weight-asian="normal" style:font-name-complex="Liberation Mono1" style:font-size-complex="9pt" style:font-weight-complex="normal"/>
    </style:style>
    <style:style style:name="P5" style:family="paragraph" style:parent-style-name="Table_20_Heading">
      <style:paragraph-properties fo:text-align="start" style:justify-single-word="false"/>
      <style:text-properties fo:font-size="10pt" officeooo:paragraph-rsid="002afa5a" style:font-size-asian="10pt" style:font-size-complex="10pt"/>
    </style:style>
    <style:style style:name="P6" style:family="paragraph" style:parent-style-name="Table_20_Heading">
      <style:paragraph-properties fo:margin-left="0cm" fo:margin-right="0cm" style:line-height-at-least="0.025cm" fo:text-align="start" style:justify-single-word="false" fo:orphans="2" fo:widows="2" fo:text-indent="0cm" style:auto-text-indent="false" text:number-lines="false" text:line-number="0" style:punctuation-wrap="simple" style:writing-mode="lr-tb"/>
      <style:text-properties fo:font-size="10pt" fo:font-weight="normal" officeooo:rsid="00838d58" officeooo:paragraph-rsid="00838d58" style:font-size-asian="10pt" style:font-weight-asian="normal" style:font-size-complex="10pt" style:font-weight-complex="normal"/>
    </style:style>
    <style:style style:name="P7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>
          <style:tab-stop style:position="0.291cm"/>
        </style:tab-stops>
      </style:paragraph-properties>
      <style:text-properties officeooo:rsid="00637f96" officeooo:paragraph-rsid="0068a2c3"/>
    </style:style>
    <style:style style:name="P8" style:family="paragraph" style:parent-style-name="Table_20_Contents">
      <style:paragraph-properties style:line-height-at-least="0.025cm"/>
      <style:text-properties style:font-name="Liberation Mono" fo:font-size="9pt" fo:font-weight="bold" officeooo:paragraph-rsid="002afa5a" style:font-name-asian="Courier New1" style:font-size-asian="9pt" style:font-weight-asian="bold" style:font-name-complex="Liberation Mono1" style:font-size-complex="9pt" style:font-weight-complex="bold"/>
    </style:style>
    <style:style style:name="P9" style:family="paragraph" style:parent-style-name="Table_20_Contents">
      <style:paragraph-properties style:line-height-at-least="0.025cm"/>
      <style:text-properties style:font-name="Liberation Serif" fo:font-size="10pt" officeooo:rsid="002cd1e8" officeooo:paragraph-rsid="002cd1e8" style:font-name-asian="Courier New1" style:font-size-asian="10pt" style:font-name-complex="Liberation Mono1" style:font-size-complex="10pt"/>
    </style:style>
    <style:style style:name="P10" style:family="paragraph" style:parent-style-name="Table_20_Contents">
      <style:paragraph-properties style:line-height-at-least="0.025cm"/>
      <style:text-properties fo:font-size="10pt" officeooo:paragraph-rsid="002afa5a" style:font-size-asian="10pt" style:font-size-complex="10pt"/>
    </style:style>
    <style:style style:name="P11" style:family="paragraph" style:parent-style-name="Table_20_Contents">
      <style:paragraph-properties style:line-height-at-least="0.025cm"/>
      <style:text-properties fo:font-size="9pt" fo:font-weight="bold" officeooo:paragraph-rsid="002afa5a" style:font-size-asian="9pt" style:font-weight-asian="bold" style:font-size-complex="9pt" style:font-weight-complex="bold"/>
    </style:style>
    <style:style style:name="P12" style:family="paragraph" style:parent-style-name="Table_20_Contents">
      <style:text-properties officeooo:rsid="0007e237" officeooo:paragraph-rsid="0007e237"/>
    </style:style>
    <style:style style:name="P13" style:family="paragraph" style:parent-style-name="Table_20_Contents">
      <style:text-properties fo:font-weight="bold" officeooo:rsid="0007e237" officeooo:paragraph-rsid="0007e237" style:font-weight-asian="bold" style:font-weight-complex="bold"/>
    </style:style>
    <style:style style:name="P14" style:family="paragraph" style:parent-style-name="Table_20_Contents">
      <style:text-properties fo:font-weight="bold" officeooo:rsid="0081a479" officeooo:paragraph-rsid="0081a479" style:font-weight-asian="bold" style:font-weight-complex="bold"/>
    </style:style>
    <style:style style:name="P15" style:family="paragraph" style:parent-style-name="Table_20_Contents">
      <style:text-properties officeooo:rsid="0061cb19" officeooo:paragraph-rsid="0061cb19"/>
    </style:style>
    <style:style style:name="P16" style:family="paragraph" style:parent-style-name="Table_20_Contents">
      <style:text-properties officeooo:rsid="0081a479" officeooo:paragraph-rsid="0081a479"/>
    </style:style>
    <style:style style:name="P17" style:family="paragraph" style:parent-style-name="Table_20_Contents">
      <style:text-properties fo:language="en" fo:country="GB" officeooo:rsid="0081a479" officeooo:paragraph-rsid="0081a479"/>
    </style:style>
    <style:style style:name="P18" style:family="paragraph" style:parent-style-name="Table_20_Contents">
      <style:text-properties officeooo:rsid="0082cb26" officeooo:paragraph-rsid="0082cb26"/>
    </style:style>
    <style:style style:name="P19" style:family="paragraph" style:parent-style-name="Standard">
      <style:text-properties officeooo:paragraph-rsid="002afa5a"/>
    </style:style>
    <style:style style:name="P20" style:family="paragraph" style:parent-style-name="First_20_line_20_indent">
      <style:paragraph-properties>
        <style:tab-stops/>
      </style:paragraph-properties>
      <style:text-properties officeooo:rsid="0007e237" officeooo:paragraph-rsid="0007e237"/>
    </style:style>
    <style:style style:name="P21" style:family="paragraph" style:parent-style-name="First_20_line_20_indent">
      <style:text-properties officeooo:paragraph-rsid="0007e237"/>
    </style:style>
    <style:style style:name="P22" style:family="paragraph" style:parent-style-name="First_20_line_20_indent">
      <style:text-properties officeooo:rsid="008be333" officeooo:paragraph-rsid="008be333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Heading_20_1" style:list-style-name="">
      <style:paragraph-properties>
        <style:tab-stops/>
      </style:paragraph-properties>
      <style:text-properties officeooo:rsid="0007e237" officeooo:paragraph-rsid="0007e237"/>
    </style:style>
    <style:style style:name="P25" style:family="paragraph" style:parent-style-name="Heading_20_1">
      <style:text-properties officeooo:rsid="0007e237" officeooo:paragraph-rsid="0007e237"/>
    </style:style>
    <style:style style:name="P26" style:family="paragraph" style:parent-style-name="Heading_20_1">
      <style:text-properties officeooo:rsid="00802b99" officeooo:paragraph-rsid="00802b99"/>
    </style:style>
    <style:style style:name="P27" style:family="paragraph" style:parent-style-name="Heading_20_1">
      <style:text-properties officeooo:rsid="007fae29" officeooo:paragraph-rsid="007fae29"/>
    </style:style>
    <style:style style:name="P28" style:family="paragraph" style:parent-style-name="First_20_line_20_indent" style:list-style-name="">
      <style:paragraph-properties>
        <style:tab-stops/>
      </style:paragraph-properties>
      <style:text-properties officeooo:rsid="0007e237" officeooo:paragraph-rsid="0007e237"/>
    </style:style>
    <style:style style:name="P29" style:family="paragraph" style:parent-style-name="First_20_line_20_indent">
      <style:text-properties fo:font-style="normal" officeooo:rsid="008be333" officeooo:paragraph-rsid="008be333" style:font-style-asian="normal" style:font-style-complex="normal"/>
    </style:style>
    <style:style style:name="P30" style:family="paragraph" style:parent-style-name="First_20_line_20_indent">
      <style:text-properties officeooo:rsid="008be333" officeooo:paragraph-rsid="008be333"/>
    </style:style>
    <style:style style:name="P31" style:family="paragraph" style:parent-style-name="First_20_line_20_indent">
      <style:text-properties officeooo:rsid="008de12c" officeooo:paragraph-rsid="008de12c"/>
    </style:style>
    <style:style style:name="P32" style:family="paragraph" style:parent-style-name="First_20_line_20_indent" style:list-style-name="">
      <style:paragraph-properties fo:break-before="page">
        <style:tab-stops/>
      </style:paragraph-properties>
      <style:text-properties officeooo:rsid="0007e237" officeooo:paragraph-rsid="0007e237"/>
    </style:style>
    <style:style style:name="P33" style:family="paragraph" style:parent-style-name="List_20_Paragraph" style:list-style-name="WWNum1">
      <style:text-properties fo:font-weight="bold" officeooo:paragraph-rsid="00838d58" style:font-weight-asian="bold"/>
    </style:style>
    <style:style style:name="P34" style:family="paragraph" style:parent-style-name="List_20_Paragraph" style:list-style-name="WWNum2">
      <style:text-properties fo:font-weight="bold" officeooo:paragraph-rsid="00838d58" style:font-weight-asian="bold"/>
    </style:style>
    <style:style style:name="P35" style:family="paragraph" style:parent-style-name="List_20_Paragraph" style:list-style-name="WWNum2">
      <style:text-properties officeooo:paragraph-rsid="00838d58"/>
    </style:style>
    <style:style style:name="P36" style:family="paragraph" style:parent-style-name="List_20_Paragraph" style:list-style-name="WWNum1" style:master-page-name="Standard">
      <style:paragraph-properties style:page-number="auto"/>
      <style:text-properties officeooo:paragraph-rsid="00838d58"/>
    </style:style>
    <style:style style:name="P37" style:family="paragraph" style:parent-style-name="Contents_20_Heading">
      <style:paragraph-properties fo:break-before="page"/>
    </style:style>
    <style:style style:name="P38" style:family="paragraph" style:parent-style-name="Title" style:list-style-name="" style:master-page-name="">
      <loext:graphic-properties draw:fill="none"/>
      <style:paragraph-properties fo:margin-left="2cm" fo:margin-right="2cm" fo:margin-top="0.423cm" fo:margin-bottom="0.212cm" loext:contextual-spacing="false" fo:text-align="center" style:justify-single-word="false" fo:text-indent="0cm" style:auto-text-indent="false" style:page-number="auto" fo:background-color="transparent" fo:keep-with-next="always" style:writing-mode="page"/>
    </style:style>
    <style:style style:name="T1" style:family="text">
      <style:text-properties style:font-name="Liberation Mono" fo:font-size="9pt" fo:font-weight="bold" style:font-size-asian="9pt" style:font-weight-asian="bold" style:font-size-complex="9pt" style:font-weight-complex="bold"/>
    </style:style>
    <style:style style:name="T2" style:family="text">
      <style:text-properties style:font-name="Liberation Mono" fo:font-size="9pt" style:font-size-asian="9pt" style:font-size-complex="9pt"/>
    </style:style>
    <style:style style:name="T3" style:family="text">
      <style:text-properties style:font-name="Liberation Mono" fo:font-size="9pt" officeooo:rsid="002afa5a" style:font-size-asian="9pt" style:font-size-complex="9pt"/>
    </style:style>
    <style:style style:name="T4" style:family="text">
      <style:text-properties style:font-name="Liberation Mono" fo:font-size="9pt" style:font-name-asian="Courier New1" style:font-size-asian="9pt" style:font-name-complex="Liberation Mono1" style:font-size-complex="9pt"/>
    </style:style>
    <style:style style:name="T5" style:family="text">
      <style:text-properties style:font-name="Liberation Mono" fo:font-size="9pt" fo:font-weight="normal" style:font-name-asian="Courier New1" style:font-size-asian="9pt" style:font-weight-asian="normal" style:font-name-complex="Liberation Mono1" style:font-size-complex="9pt" style:font-weight-complex="normal"/>
    </style:style>
    <style:style style:name="T6" style:family="text">
      <style:text-properties officeooo:rsid="008be333"/>
    </style:style>
    <style:style style:name="T7" style:family="text">
      <style:text-properties officeooo:rsid="0068a2c3"/>
    </style:style>
    <style:style style:name="T8" style:family="text">
      <style:text-properties officeooo:rsid="0082cb26"/>
    </style:style>
    <style:style style:name="T9" style:family="text">
      <style:text-properties fo:font-weight="bold" style:font-weight-asian="bold"/>
    </style:style>
    <style:style style:name="T10" style:family="text">
      <style:text-properties officeooo:rsid="008d95cf"/>
    </style:style>
    <style:style style:name="T11" style:family="text">
      <style:text-properties officeooo:rsid="008de12c"/>
    </style:style>
    <style:style style:name="T12" style:family="text">
      <style:text-properties style:text-position="super 58%"/>
    </style:style>
    <style:style style:name="T13" style:family="text">
      <style:text-properties style:text-position="0% 100%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8"><text:title>Web Project: Daily Scrum: 2018-02-19</text:title></text:p>
      <text:p text:style-name="P20"/>
      <text:p text:style-name="P20"/>
      <text:p text:style-name="P20"/>
      <table:table table:name="Attendands:" table:style-name="Attendands_3a_">
        <table:table-column table:style-name="Attendands_3a_.A"/>
        <table:table-row>
          <table:table-cell table:style-name="Attendands_3a_.A1" office:value-type="string">
            <text:p text:style-name="P14">Attendants:</text:p>
          </table:table-cell>
        </table:table-row>
        <table:table-row>
          <table:table-cell table:style-name="Attendands_3a_.A1" office:value-type="string">
            <text:p text:style-name="P16">Alex Ri<text:span text:style-name="T8">b</text:span>es</text:p>
          </table:table-cell>
        </table:table-row>
        <table:table-row>
          <table:table-cell table:style-name="Attendands_3a_.A1" office:value-type="string">
            <text:p text:style-name="P17">Borja Carbó</text:p>
          </table:table-cell>
        </table:table-row>
        <table:table-row>
          <table:table-cell table:style-name="Attendands_3a_.A1" office:value-type="string">
            <text:p text:style-name="P18">David Amorós</text:p>
          </table:table-cell>
        </table:table-row>
        <table:table-row>
          <table:table-cell table:style-name="Attendands_3a_.A1" office:value-type="string">
            <text:p text:style-name="P18"/>
          </table:table-cell>
        </table:table-row>
      </table:table>
      <text:p text:style-name="P20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list xml:id="list3878697910655075330" text:style-name="Numbering_20_1">
              <text:list-item>
                <text:p text:style-name="P37">Table of Contents</text:p>
              </text:list-item>
            </text:list>
          </text:index-title>
          <text:p text:style-name="P23"><text:a xlink:type="simple" xlink:href="#__RefHeading___Toc373_712884756" text:style-name="Index_20_Link" text:visited-style-name="Index_20_Link"><text:s/>1 Revision Information<text:tab/>3</text:a></text:p>
          <text:p text:style-name="P23"><text:a xlink:type="simple" xlink:href="#__RefHeading___Toc375_712884756" text:style-name="Index_20_Link" text:visited-style-name="Index_20_Link"><text:s/>2 Report on Progress<text:tab/>3</text:a></text:p>
          <text:p text:style-name="P23"><text:a xlink:type="simple" xlink:href="#__RefHeading___Toc377_712884756" text:style-name="Index_20_Link" text:visited-style-name="Index_20_Link"><text:s/>3 Difficulties<text:tab/>3</text:a></text:p>
          <text:p text:style-name="P23"><text:a xlink:type="simple" xlink:href="#__RefHeading___Toc379_712884756" text:style-name="Index_20_Link" text:visited-style-name="Index_20_Link"><text:s/>4 Agreements<text:tab/>3</text:a></text:p>
          <text:p text:style-name="P23"><text:a xlink:type="simple" xlink:href="#__RefHeading___Toc331_1854732574" text:style-name="Index_20_Link" text:visited-style-name="Index_20_Link"><text:s/>5 Pending Actions<text:tab/>3</text:a></text:p>
          <text:p text:style-name="P23"><text:a xlink:type="simple" xlink:href="#__RefHeading___Toc364_237898570" text:style-name="Index_20_Link" text:visited-style-name="Index_20_Link"><text:s/>6 Attachments<text:tab/>3</text:a></text:p>
        </text:index-body>
      </text:table-of-content>
      <text:h text:style-name="P28" text:outline-level="1"/>
      <text:h text:style-name="P32" text:outline-level="1"/>
      <text:list xml:id="list4599618335116618749" text:style-name="Outline">
        <text:list-item>
          <text:h text:style-name="P25" text:outline-level="1"><text:bookmark-start text:name="__RefHeading___Toc373_712884756"/>Revision Information<text:bookmark-end text:name="__RefHeading___Toc373_712884756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Revision</text:p>
          </table:table-cell>
          <table:table-cell table:style-name="Table1.A1" office:value-type="string">
            <text:p text:style-name="P13">Notes</text:p>
          </table:table-cell>
        </table:table-row>
        <table:table-row>
          <table:table-cell table:style-name="Table1.A1" office:value-type="string">
            <text:p text:style-name="P12">PA0</text:p>
          </table:table-cell>
          <table:table-cell table:style-name="Table1.A1" office:value-type="string">
            <text:p text:style-name="P12">This is the first revision of the document</text:p>
          </table:table-cell>
        </table:table-row>
        <table:table-row>
          <table:table-cell table:style-name="Table1.A1" office:value-type="string">
            <text:p text:style-name="P15">PA<text:span text:style-name="T7">1</text:span></text:p>
          </table:table-cell>
          <table:table-cell table:style-name="Table1.A1" office:value-type="string">
            <text:p text:style-name="P7"/>
          </table:table-cell>
        </table:table-row>
      </table:table>
      <text:p text:style-name="P21"/>
      <text:list xml:id="list120654821467376" text:continue-numbering="true" text:style-name="Outline">
        <text:list-item>
          <text:h text:style-name="P26" text:outline-level="1"><text:bookmark-start text:name="__RefHeading___Toc375_712884756"/>Report on Progress<text:bookmark-end text:name="__RefHeading___Toc375_712884756"/></text:h>
        </text:list-item>
      </text:list>
      <text:p text:style-name="P22">No <text:span text:style-name="T10">team </text:span>progress has been shown during the weekend 17th-18th of February 2018</text:p>
      <text:list xml:id="list120654458600308" text:continue-numbering="true" text:style-name="Outline">
        <text:list-item>
          <text:h text:style-name="P27" text:outline-level="1"><text:bookmark-start text:name="__RefHeading___Toc377_712884756"/>Difficulties<text:bookmark-end text:name="__RefHeading___Toc377_712884756"/></text:h>
        </text:list-item>
      </text:list>
      <text:p text:style-name="P29">Setting of the meetings is hard based on personal commitments and priorization. </text:p>
      <text:list xml:id="list120653854004270" text:continue-numbering="true" text:style-name="Outline">
        <text:list-item>
          <text:h text:style-name="P27" text:outline-level="1"><text:bookmark-start text:name="__RefHeading___Toc379_712884756"/>Agreements<text:bookmark-end text:name="__RefHeading___Toc379_712884756"/></text:h>
        </text:list-item>
      </text:list>
      <text:p text:style-name="P22">From now on meetings on Thursday at 12:30 (until 14:00) are settled as a permanent team meeting time.</text:p>
      <text:p text:style-name="P22">This agreement does not mean homework is not done. On the contrar<text:span text:style-name="T11">y</text:span>, in order to arrange short meeting, work shall be carried at home.</text:p>
      <text:p text:style-name="P31">In order to speed up the work with dead line on Wednesday (21<text:span text:style-name="T12">st</text:span> February), a meeting is set up the same day 19<text:span text:style-name="T12">th</text:span> February at 18:00 hours (tele-presence – skype) and another for 20<text:span text:style-name="T12">th</text:span> February at 8:30 hours at the cafeteria of the EPSG. </text:p>
      <text:list xml:id="list120654214520821" text:continue-numbering="true" text:style-name="Outline">
        <text:list-item>
          <text:h text:style-name="Heading_20_1" text:outline-level="1"><text:bookmark-start text:name="__RefHeading___Toc331_1854732574"/>Pending Actions<text:bookmark-end text:name="__RefHeading___Toc331_1854732574"/></text:h>
        </text:list-item>
      </text:list>
      <text:p text:style-name="P31">Borja Carbó takes the action point to inform Vicent Borja. Done verbally and through the distributions of this minutes.</text:p>
      <text:list xml:id="list120653384432493" text:continue-numbering="true" text:style-name="Outline">
        <text:list-item>
          <text:h text:style-name="Heading_20_1" text:outline-level="1"><text:bookmark-start text:name="__RefHeading___Toc364_237898570"/>Attachments<text:bookmark-end text:name="__RefHeading___Toc364_237898570"/></text:h>
        </text:list-item>
      </text:list>
      <text:list xml:id="list2315029485341151292" text:style-name="WWNum1">
        <text:list-item>
          <text:p text:style-name="P36">Historial a largo plazo</text:p>
        </text:list-item>
        <text:list-item>
          <text:p text:style-name="P33">Qué datos quiere que salgan</text:p>
        </text:list-item>
        <text:list-item>
          <text:p text:style-name="P33">Producto o servicio; información o ampliación de mercado (objetivo de la aplicación).</text:p>
        </text:list-item>
        <text:list-item>
          <text:p text:style-name="P33">Presupuesto y alcance.</text:p>
        </text:list-item>
      </text:list>
      <text:list xml:id="list6004576549404035107" text:style-name="WWNum2">
        <text:list-item>
          <text:p text:style-name="P35">Descripción básica del proyecto, de lo que se busca</text:p>
        </text:list-item>
        <text:list-item>
          <text:p text:style-name="P34">Público objetivo de la página web<text:line-break/>Edad, sexo, zona geográfica, nivel económico, profesión, nivel de estudios y aficiones.</text:p>
        </text:list-item>
        <text:list-item>
          <text:p text:style-name="P35"><text:span text:style-name="T9">Información sobre p</text:span><text:bookmark text:name="_GoBack"/><text:span text:style-name="T9">osible competencia; comparación de recursos y discriminación del uso de éstos respecto al resto.</text:span></text:p>
        </text:list-item>
        <text:list-item>
          <text:p text:style-name="P35">KPI (Key Performance Indicator).</text:p>
        </text:list-item>
        <text:list-item>
          <text:p text:style-name="P34">Mapa del sitio<text:line-break/>Sitios importantes/destacables, información según características.</text:p>
        </text:list-item>
        <text:list-item>
          <text:p text:style-name="P35">Idioma (castellano + valenciano? + inglés + x?)</text:p>
        </text:list-item>
        <text:list-item>
          <text:p text:style-name="P35">Derechos de autor de las imágenes</text:p>
        </text:list-item>
        <text:list-item>
          <text:p text:style-name="P34">Definición de los tiempos de entrega</text:p>
        </text:list-item>
        <text:list-item>
          <text:p text:style-name="P35">Imágenes corporativas y diseños (reglas, disposición y disponibilidad)<text:line-break/>Obtención de éstas en caso de no haberlas</text:p>
        </text:list-item>
        <text:list-item>
          <text:p text:style-name="P35"><text:span text:style-name="T9">Funcionalidades:</text:span><text:line-break/><text:span text:style-name="T9">Redes sociales</text:span><text:line-break/><text:span text:style-name="T9">Blog</text:span><text:line-break/><text:span text:style-name="T9">Forma de pago</text:span><text:line-break/>Buscador dentro de la misma web<text:line-break/>Sistema de suscripción de pago mensual/anual dirigido al usuario<text:line-break/><text:span text:style-name="T9">Login</text:span><text:line-break/>Reservas (sistema de contacto con el dueño)<text:line-break/><text:span text:style-name="T9">Notificaciones automáticas de alertas/alarmas</text:span><text:line-break/>Newsletter<text:line-break/><text:span text:style-name="T9">Integración de otro programa/funcionalidad</text:span><text:line-break/>Extensión de navegador</text:p>
        </text:list-item>
        <text:list-item>
          <text:p text:style-name="P34">Mantenimiento de la página<text:line-break/>Versionado, equipo dedicado, soporte continuado…</text:p>
        </text:list-item>
        <text:list-item>
          <text:p text:style-name="P34">Alojamiento de la web<text:line-break/>Dominio, certificado, coste ISP</text:p>
        </text:list-item>
        <text:list-item>
          <text:p text:style-name="P35">Compatibilidad con tecnologías preexistentes</text:p>
        </text:list-item>
        <text:list-item>
          <text:p text:style-name="P35">Interacción con la página web<text:line-break/>Línea de comandos (x), menús de selección y formulario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Numbering_20_1" style:class="text">
      <style:paragraph-properties fo:margin-top="0.423cm" fo:margin-bottom="0.212cm" loext:contextual-spacing="false" fo:keep-with-next="always" style:writing-mode="page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First_20_line_20_indent" style:auto-update="true" style:default-outline-level="1" style:list-style-name="Outline" style:class="text">
      <style:paragraph-properties fo:margin-top="0.423cm" fo:margin-bottom="0.212cm" loext:contextual-spacing="false" style:writing-mode="page">
        <style:tab-stops/>
      </style:paragraph-properties>
      <style:text-properties fo:font-size="130%" fo:font-weight="bold" officeooo:rsid="0004049e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First_20_line_20_indent" style:default-outline-level="2" style:list-style-name="Outline" style:class="text">
      <style:paragraph-properties fo:margin-top="0.353cm" fo:margin-bottom="0.212cm" loext:contextual-spacing="false" style:writing-mode="pag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First_20_line_20_indent" style:default-outline-level="3" style:list-style-name="Outline" style:class="text">
      <style:paragraph-properties fo:margin-top="0.247cm" fo:margin-bottom="0.212cm" loext:contextual-spacing="false" style:writing-mode="pag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First_20_line_20_indent" style:default-outline-level="4" style:list-style-name="Outline" style:class="text">
      <style:paragraph-properties fo:margin-top="0.212cm" fo:margin-bottom="0.212cm" loext:contextual-spacing="false" style:writing-mode="pag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5" style:display-name="Heading 5" style:family="paragraph" style:parent-style-name="Heading" style:next-style-name="First_20_line_20_indent" style:default-outline-level="5" style:list-style-name="Outline" style:class="text">
      <style:paragraph-properties fo:margin-top="0.212cm" fo:margin-bottom="0.106cm" loext:contextual-spacing="false" style:writing-mode="pag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First_20_line_20_indent" style:default-outline-level="6" style:list-style-name="Outline" style:class="text">
      <style:paragraph-properties fo:margin-top="0.106cm" fo:margin-bottom="0.106cm" loext:contextual-spacing="false" style:writing-mode="pag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First_20_line_20_indent" style:default-outline-level="7" style:list-style-name="Outline" style:class="text">
      <style:paragraph-properties fo:margin-top="0.106cm" fo:margin-bottom="0.106cm" loext:contextual-spacing="false" style:writing-mode="pag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First_20_line_20_indent" style:default-outline-level="8" style:list-style-name="Outline" style:class="text">
      <style:paragraph-properties fo:margin-top="0.106cm" fo:margin-bottom="0.106cm" loext:contextual-spacing="false" style:writing-mode="pag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First_20_line_20_indent" style:default-outline-level="9" style:list-style-name="Outline" style:class="text">
      <style:paragraph-properties fo:margin-top="0.106cm" fo:margin-bottom="0.106cm" loext:contextual-spacing="false" style:writing-mode="pag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First_20_line_20_indent" style:default-outline-level="10" style:list-style-name="Outline" style:class="text">
      <style:paragraph-properties fo:margin-top="0.106cm" fo:margin-bottom="0.106cm" loext:contextual-spacing="false" style:writing-mode="pag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5.24cm" fo:margin-left="1.757cm" fo:margin-top="0cm" fo:margin-bottom="0cm" table:align="left" style:writing-mode="lr-tb"/>
    </style:style>
    <style:style style:name="Table3.A" style:family="table-column">
      <style:table-column-properties style:column-width="2.699cm"/>
    </style:style>
    <style:style style:name="Table3.B" style:family="table-column">
      <style:table-column-properties style:column-width="4.604cm"/>
    </style:style>
    <style:style style:name="Table3.C" style:family="table-column">
      <style:table-column-properties style:column-width="5.793cm"/>
    </style:style>
    <style:style style:name="Table3.D" style:family="table-column">
      <style:table-column-properties style:column-width="2.14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Table3.2" style:family="table-row">
      <style:table-row-properties style:min-row-height="0.908cm" fo:keep-together="auto"/>
    </style:style>
    <style:style style:name="MP1" style:family="paragraph" style:parent-style-name="Header">
      <style:paragraph-properties fo:text-align="start" style:justify-single-word="false">
        <style:tab-stops>
          <style:tab-stop style:position="12.7cm" style:type="center"/>
          <style:tab-stop style:position="17cm" style:type="right"/>
        </style:tab-stops>
      </style:paragraph-properties>
      <style:text-properties officeooo:paragraph-rsid="002afa5a"/>
    </style:style>
    <style:style style:name="MP2" style:family="paragraph" style:parent-style-name="Table_20_Heading">
      <style:paragraph-properties style:line-height-at-least="0.025cm" fo:text-align="start" style:justify-single-word="false"/>
      <style:text-properties officeooo:paragraph-rsid="002afa5a"/>
    </style:style>
    <style:style style:name="MP3" style:family="paragraph" style:parent-style-name="Table_20_Heading">
      <style:paragraph-properties fo:margin-left="0cm" fo:margin-right="0cm" style:line-height-at-least="0.025cm" fo:text-align="start" style:justify-single-word="false" fo:orphans="2" fo:widows="2" fo:text-indent="0cm" style:auto-text-indent="false" text:number-lines="false" text:line-number="0" style:punctuation-wrap="simple" style:writing-mode="lr-tb"/>
      <style:text-properties fo:font-size="10pt" fo:font-weight="normal" officeooo:rsid="00838d58" officeooo:paragraph-rsid="00838d58" style:font-size-asian="10pt" style:font-weight-asian="normal" style:font-size-complex="10pt" style:font-weight-complex="normal"/>
    </style:style>
    <style:style style:name="MP4" style:family="paragraph" style:parent-style-name="Table_20_Heading">
      <style:paragraph-properties style:line-height-at-least="0.025cm" fo:text-align="start" style:justify-single-word="false"/>
      <style:text-properties style:font-name="Liberation Mono" fo:font-size="9pt" officeooo:paragraph-rsid="002afa5a" style:font-name-asian="Courier New1" style:font-size-asian="9pt" style:font-name-complex="Liberation Mono1" style:font-size-complex="9pt"/>
    </style:style>
    <style:style style:name="MP5" style:family="paragraph" style:parent-style-name="Table_20_Heading">
      <style:paragraph-properties style:line-height-at-least="0.025cm" fo:text-align="start" style:justify-single-word="false"/>
      <style:text-properties style:font-name="Liberation Mono" fo:font-size="9pt" fo:font-weight="normal" officeooo:paragraph-rsid="002afa5a" style:font-name-asian="Courier New1" style:font-size-asian="9pt" style:font-weight-asian="normal" style:font-name-complex="Liberation Mono1" style:font-size-complex="9pt" style:font-weight-complex="normal"/>
    </style:style>
    <style:style style:name="MP6" style:family="paragraph" style:parent-style-name="Table_20_Heading">
      <style:paragraph-properties fo:text-align="start" style:justify-single-word="false"/>
      <style:text-properties fo:font-size="10pt" officeooo:paragraph-rsid="002afa5a" style:font-size-asian="10pt" style:font-size-complex="10pt"/>
    </style:style>
    <style:style style:name="MP7" style:family="paragraph" style:parent-style-name="Table_20_Contents">
      <style:paragraph-properties style:line-height-at-least="0.025cm"/>
      <style:text-properties style:font-name="Liberation Mono" fo:font-size="9pt" fo:font-weight="bold" officeooo:paragraph-rsid="002afa5a" style:font-name-asian="Courier New1" style:font-size-asian="9pt" style:font-weight-asian="bold" style:font-name-complex="Liberation Mono1" style:font-size-complex="9pt" style:font-weight-complex="bold"/>
    </style:style>
    <style:style style:name="MP8" style:family="paragraph" style:parent-style-name="Table_20_Contents">
      <style:paragraph-properties style:line-height-at-least="0.025cm"/>
      <style:text-properties style:font-name="Liberation Serif" fo:font-size="10pt" officeooo:rsid="002cd1e8" officeooo:paragraph-rsid="002cd1e8" style:font-name-asian="Courier New1" style:font-size-asian="10pt" style:font-name-complex="Liberation Mono1" style:font-size-complex="10pt"/>
    </style:style>
    <style:style style:name="MP9" style:family="paragraph" style:parent-style-name="Table_20_Contents">
      <style:paragraph-properties style:line-height-at-least="0.025cm"/>
      <style:text-properties fo:font-size="10pt" officeooo:paragraph-rsid="002afa5a" style:font-size-asian="10pt" style:font-size-complex="10pt"/>
    </style:style>
    <style:style style:name="MP10" style:family="paragraph" style:parent-style-name="Table_20_Contents">
      <style:paragraph-properties style:line-height-at-least="0.025cm"/>
      <style:text-properties fo:font-size="9pt" fo:font-weight="bold" officeooo:paragraph-rsid="002afa5a" style:font-size-asian="9pt" style:font-weight-asian="bold" style:font-size-complex="9pt" style:font-weight-complex="bold"/>
    </style:style>
    <style:style style:name="MP11" style:family="paragraph" style:parent-style-name="Standard">
      <style:text-properties officeooo:paragraph-rsid="002afa5a"/>
    </style:style>
    <style:style style:name="MT1" style:family="text">
      <style:text-properties style:font-name="Liberation Mono" fo:font-size="9pt" fo:font-weight="bold" style:font-size-asian="9pt" style:font-weight-asian="bold" style:font-size-complex="9pt" style:font-weight-complex="bold"/>
    </style:style>
    <style:style style:name="MT2" style:family="text">
      <style:text-properties style:font-name="Liberation Mono" fo:font-size="9pt" style:font-size-asian="9pt" style:font-size-complex="9pt"/>
    </style:style>
    <style:style style:name="MT3" style:family="text">
      <style:text-properties style:font-name="Liberation Mono" fo:font-size="9pt" officeooo:rsid="002afa5a" style:font-size-asian="9pt" style:font-size-complex="9pt"/>
    </style:style>
    <style:style style:name="MT4" style:family="text">
      <style:text-properties style:font-name="Liberation Mono" fo:font-size="9pt" style:font-name-asian="Courier New1" style:font-size-asian="9pt" style:font-name-complex="Liberation Mono1" style:font-size-complex="9pt"/>
    </style:style>
    <style:style style:name="MT5" style:family="text">
      <style:text-properties style:font-name="Liberation Mono" fo:font-size="9pt" fo:font-weight="normal" style:font-name-asian="Courier New1" style:font-size-asian="9pt" style:font-weight-asian="normal" style:font-name-complex="Liberation Mono1" style:font-size-complex="9pt" style:font-weight-complex="normal"/>
    </style:style>
    <style:style style:name="MT6" style:family="text">
      <style:text-properties officeooo:rsid="008be333"/>
    </style:style>
    <style:style style:name="M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Image5" text:anchor-type="char" svg:x="0.046cm" svg:y="0.474cm" svg:width="1.656cm" svg:height="1.656cm" draw:z-index="3"><draw:image xlink:href="Pictures/10000000000000E1000000E1D4E0FD3F01F7E44A.png" xlink:type="simple" xlink:show="embed" xlink:actuate="onLoad"/></draw:frame><text:span text:style-name="MT1"><text:tab/>Document Type:</text:span><text:span text:style-name="MT2"> </text:span><text:span text:style-name="MT3">Limited </text:span><text:span text:style-name="MT2">Internal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header-rows>
            <table:table-row table:style-name="Table3.1">
              <table:table-cell table:style-name="Table3.A1" office:value-type="string">
                <text:p text:style-name="MP2"><text:span text:style-name="MT4">Author</text:span><text:span text:style-name="MT5">:</text:span></text:p>
                <text:p text:style-name="MP3">Borja <text:span text:style-name="MT6">C</text:span>arbó</text:p>
              </table:table-cell>
              <table:table-cell table:style-name="Table3.A1" office:value-type="string">
                <text:p text:style-name="MP4">Document:</text:p>
                <text:p text:style-name="MP5">---</text:p>
              </table:table-cell>
              <table:table-cell table:style-name="Table3.A1" table:number-rows-spanned="2" office:value-type="string">
                <text:p text:style-name="MP4">Title:</text:p>
                <text:p text:style-name="MP6"><text:title>Web Project: Daily Scrum: 2018-02-19</text:title></text:p>
              </table:table-cell>
              <table:table-cell table:style-name="Table3.D1" office:value-type="string">
                <text:p text:style-name="MP4">Revision:</text:p>
                <text:p text:style-name="MP2"><text:span text:style-name="MT5">PA</text:span><text:span text:style-name="MT5"><text:editing-cycles>4</text:editing-cycles></text:span></text:p>
              </table:table-cell>
            </table:table-row>
          </table:table-header-rows>
          <table:table-row table:style-name="Table3.2">
            <table:table-cell table:style-name="Table3.A1" office:value-type="string">
              <text:p text:style-name="MP7">Reviewer:</text:p>
              <text:p text:style-name="MP8">Equip09</text:p>
            </table:table-cell>
            <table:table-cell table:style-name="Table3.A1" office:value-type="string">
              <text:p text:style-name="MP7">File:</text:p>
              <text:p text:style-name="MP9"><text:file-name text:display="name-and-extension">minutes-2018-02-19.odt</text:file-name></text:p>
            </table:table-cell>
            <table:covered-table-cell/>
            <table:table-cell table:style-name="Table3.D1" office:value-type="string">
              <text:p text:style-name="MP10">Date:</text:p>
              <text:p text:style-name="MP9"><text:date style:data-style-name="N10121" text:date-value="2018-02-19T12:06:53.201581570">19/02/2018</text:date></text:p>
            </table:table-cell>
          </table:table-row>
        </table:table>
        <text:p text:style-name="MP1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09:20:36.713457511</meta:creation-date>
    <meta:editing-duration>PT18M47S</meta:editing-duration>
    <meta:editing-cycles>4</meta:editing-cycles>
    <meta:generator>LibreOffice/5.1.6.2$Linux_X86_64 LibreOffice_project/10m0$Build-2</meta:generator>
    <dc:title>Web Project: Daily Scrum: 2018-02-19</dc:title>
    <dc:date>2018-02-19T12:06:52.803770426</dc:date>
    <meta:document-statistic meta:table-count="3" meta:image-count="1" meta:object-count="0" meta:page-count="4" meta:paragraph-count="62" meta:word-count="428" meta:character-count="2679" meta:non-whitespace-character-count="2316"/>
  </office:meta>
</office:document-meta>
</file>